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6000003491AD8712CA019E1B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fo:min-height="12.191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.762cm" fo:margin-bottom="0cm" fo:text-align="center"/>
    </style:style>
    <style:style style:name="P4" style:family="paragraph">
      <style:paragraph-properties fo:margin-top="0.254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fff200" style:font-name="Liberation Sans1" fo:font-size="48pt" fo:text-shadow="1pt 1pt" style:font-size-asian="48pt" style:font-size-complex="48pt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40pt" fo:text-shadow="none" fo:font-weight="bold" style:font-name-asian="Arial" style:font-size-asian="40pt" style:language-asian="en" style:country-asian="US" style:font-weight-asian="bold" style:font-name-complex="Arial" style:font-size-complex="40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5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6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992cm" svg:height="15.75cm" svg:x="0.008cm" svg:y="0cm">
          <draw:image xlink:href="Pictures/10000000000005D6000003491AD8712CA019E1BB.png" xlink:type="simple" xlink:show="embed" xlink:actuate="onLoad">
            <text:p/>
          </draw:image>
        </draw:frame>
        <draw:frame draw:style-name="gr2" draw:text-style-name="P6" draw:layer="layout" svg:width="19.85cm" svg:height="12.441cm" svg:x="4.079cm" svg:y="2.309cm">
          <draw:text-box>
            <text:p text:style-name="P2"><text:span text:style-name="T1">The Conversion of </text:span></text:p>
            <text:p text:style-name="P2"><text:span text:style-name="T1">the Jailer </text:span><text:span text:style-name="T2"><text:s/></text:span></text:p>
            <text:p text:style-name="P2"><text:span text:style-name="T3">(Acts 16:16-40)</text:span></text:p>
            <text:p text:style-name="P2"><text:span text:style-name="T4">_________________</text:span></text:p>
            <text:p text:style-name="P3"><text:span text:style-name="T5">%language%</text:span></text:p>
            <text:p text:style-name="P4"><text:span text:style-name="T6">[%lang-code%]</text:span></text:p>
            <text:p text:style-name="P5"><text:span text:style-name="T5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0-30T14:44:12.507000000</dc:date>
    <meta:editing-duration>PT50M1S</meta:editing-duration>
    <meta:editing-cycles>25</meta:editing-cycles>
    <meta:generator>LibreOffice/5.4.7.2$Windows_X86_64 LibreOffice_project/c838ef25c16710f8838b1faec480ebba495259d0</meta:generator>
    <meta:document-statistic meta:object-count="2"/>
  </office:meta>
</office:document-meta>
</file>